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dpoint Detection and Response (EDR) ist ein bahnbrechender Ansatz zur Bewertung und Verstärkung der Endpunktsicherheit. In der heutigen, sich ständig weiterentwickelnden Bedrohungslandschaft, die durch immer raffiniertere und unerbittlichere Cyberangriffe gekennzeichnet ist, kann es sich als unzureichend erweisen, sich nur auf traditionelle Sicherheitsmaßnahmen zu verlassen. EDR hingegen bietet eine dynamische und proaktive Lösung.<text:line-break/><text:line-break/>EDR ist eine Sicherheitslösung zur kontinuierlichen Überwachung von Endpunkten in Echtzeit und zur Identifizierung von Bedrohungen, die die Sicherheitsvorkehrungen eines Unternehmens durchbrochen und die Endpunkte erreicht haben. Diese Lösung integriert Echtzeitüberwachung, Endpunktdatenerfassung und automatische Reaktionsmechanismen auf der Grundlage vordefinierter Regeln und Analysen.</text:p>
      <text:p text:style-name="P1"/>
      <text:p text:style-name="P1">Diese innovative Technik verbessert die Sichtbarkeit von Endpunktaktivitäten, indem sie Transparenz und detaillierte Einblicke in bösartige Aktivitäten und potenzielle Bedrohungen bietet. EDR-Dienste versetzen Unternehmen in die Lage, die Präsenz von Angreifern in ihren Systemen sofort zu erkennen, den Lebenszyklus eines Angriffs im Verlauf zu verstehen und rechtzeitig auf Vorfälle zu reagieren.<text:line-break/><text:line-break/>Die Hauptfunktionen eines EDR lassen sich wie folgt zusammenfassen:<text:line-break/><text:line-break/>Überwachen und Sammeln von Daten über das Verhalten und die Aktivitäten von Endpunkten, die auf böswillige Aktivitäten oder einen tatsächlichen Angriff hindeuten können.<text:line-break/>Analysieren der gesammelten Daten, um potenzielle Bedrohungsindikatoren und -muster zu identifizieren.<text:line-break/>Automatische Reaktion auf erkannte Bedrohungen gemäß vordefinierten Reaktionsplänen, entweder durch Beseitigung oder Einschränkung, bei gleichzeitiger Benachrichtigung von Sicherheitsanaly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11:34.24</dc:date>
    <dc:creator>kaos sevdalisi</dc:creator>
    <meta:document-statistic meta:table-count="0" meta:image-count="0" meta:object-count="0" meta:page-count="1" meta:paragraph-count="2" meta:word-count="206" meta:character-count="1763"/>
    <meta:user-defined meta:name="Info 1"/>
    <meta:user-defined meta:name="Info 2"/>
    <meta:user-defined meta:name="Info 3"/>
    <meta:user-defined meta:name="Info 4"/>
  </office:meta>
</office:document-meta>
</file>